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5.14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6.8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На моем компе</text:p>
          </table:table-cell>
          <table:table-cell table:style-name="Default"/>
          <table:table-cell table:number-columns-repeated="6"/>
          <table:table-cell table:style-name="ce11" office:value-type="string" calcext:value-type="string">
            <text:p>На Полюсе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ce7"/>
          <table:table-cell office:value-type="string" calcext:value-type="string">
            <text:p>-по сравнению локальным компьютером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OpenMP алгоритм</text:p>
          </table:table-cell>
          <table:table-cell table:style-name="Default"/>
          <table:table-cell table:number-columns-repeated="6"/>
          <table:table-cell table:style-name="ce12" office:value-type="string" calcext:value-type="string">
            <text:p>OpenMP алгоритм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3" office:value-type="string" calcext:value-type="string">
            <text:p>Количество нитей</text:p>
          </table:table-cell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(с)</text:p>
          </table:table-cell>
          <table:table-cell table:style-name="ce13" office:value-type="string" calcext:value-type="string">
            <text:p>Ускорение</text:p>
          </table:table-cell>
          <table:table-cell table:number-columns-repeated="3"/>
          <table:table-cell table:style-name="ce13" office:value-type="string" calcext:value-type="string">
            <text:p>Количество нитей</text:p>
          </table:table-cell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(с)</text:p>
          </table:table-cell>
          <table:table-cell table:style-name="ce13" office:value-type="string" calcext:value-type="string">
            <text:p>Ускорение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87.3636</text:p>
          </table:table-cell>
          <table:table-cell table:style-name="ce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10.2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6.6642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11.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7.7159</text:p>
          </table:table-cell>
          <table:table-cell table:style-name="ce3"/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11.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40.455</text:p>
          </table:table-cell>
          <table:table-cell table:style-name="ce3"/>
          <table:table-cell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9.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/>
          <table:table-cell table:number-columns-repeated="1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table:number-columns-repeated="2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8.5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10.598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90" calcext:value-type="float">
            <text:p>190</text:p>
          </table:table-cell>
          <table:table-cell office:value-type="string" calcext:value-type="string">
            <text:p>7.7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28.936</text:p>
          </table:table-cell>
          <table:table-cell table:style-name="ce3"/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7.9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/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86" calcext:value-type="float">
            <text:p>186</text:p>
          </table:table-cell>
          <table:table-cell office:value-type="string" calcext:value-type="string">
            <text:p>7.87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09" calcext:value-type="float">
            <text:p>409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358" calcext:value-type="float">
            <text:p>358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77" calcext:value-type="float">
            <text:p>477</text:p>
          </table:table-cell>
          <table:table-cell/>
          <table:table-cell table:style-name="ce7"/>
          <table:table-cell office:value-type="string" calcext:value-type="string">
            <text:p>Core(4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613" calcext:value-type="float">
            <text:p>613</text:p>
          </table:table-cell>
          <table:table-cell/>
          <table:table-cell table:style-name="ce7"/>
          <table:table-cell office:value-type="string" calcext:value-type="string">
            <text:p>Cpu(16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17"/>
        </table:table-row>
        <table:table-row table:style-name="ro2">
          <table:table-cell table:number-columns-repeated="2"/>
          <table:table-cell table:style-name="ce15" office:value-type="string" calcext:value-type="string">
            <text:p>Послед. алгоритм</text:p>
          </table:table-cell>
          <table:table-cell table:style-name="Default"/>
          <table:table-cell table:number-columns-repeated="6"/>
          <table:table-cell table:style-name="ce15" office:value-type="string" calcext:value-type="string">
            <text:p>Послед. алгоритм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(с)</text:p>
          </table:table-cell>
          <table:table-cell table:number-columns-repeated="5"/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(с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71.209</text:p>
          </table:table-cell>
          <table:table-cell table:number-columns-repeated="5"/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464" calcext:value-type="float">
            <text:p>1464</text:p>
          </table:table-cell>
          <table:table-cell table:number-columns-repeated="5"/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office:value-type="string" calcext:value-type="string">
            <text:p>&gt;40 минут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6"/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1-01T11:36:31.062880892</dc:date>
    <meta:editing-duration>PT5H21M6S</meta:editing-duration>
    <meta:editing-cycles>12</meta:editing-cycles>
    <meta:generator>LibreOffice/7.3.7.2$Linux_X86_64 LibreOffice_project/30$Build-2</meta:generator>
    <meta:document-statistic meta:table-count="1" meta:cell-count="143" meta:object-count="0"/>
  </office:meta>
</office:document-meta>
</file>